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50000021C4ADDC04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7cm" svg:height="9.143cm" svg:x="3.796cm" svg:y="0.004cm">
          <draw:image xlink:href="Pictures/10000001000001C50000021C4ADDC04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date>2024-04-20T08:57:03.624277246</dc:date>
    <meta:editing-cycles>18</meta:editing-cycles>
    <meta:editing-duration>PT7H29M5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